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break-before="page"/>
      <style:text-properties style:font-name="Arial"/>
    </style:style>
    <style:style style:name="P3" style:family="paragraph" style:parent-style-name="Standard">
      <style:paragraph-properties fo:text-align="center" style:justify-single-word="false" fo:break-before="page"/>
      <style:text-properties style:font-name="Arial" fo:font-size="14pt" fo:font-style="italic" style:font-size-asian="14pt" style:font-style-asian="italic" style:font-size-complex="14pt" style:font-style-complex="italic"/>
    </style:style>
    <style:style style:name="P4" style:family="paragraph" style:parent-style-name="Standard">
      <style:paragraph-properties fo:line-height="150%"/>
      <style:text-properties style:font-name="Arial" fo:font-size="12pt" style:font-size-asian="12pt" style:font-size-complex="12pt"/>
    </style:style>
    <style:style style:name="P5" style:family="paragraph" style:parent-style-name="Standard">
      <style:paragraph-properties fo:line-height="150%"/>
      <style:text-properties style:font-name="Arial"/>
    </style:style>
    <style:style style:name="P6" style:family="paragraph" style:parent-style-name="Standard">
      <style:paragraph-properties fo:line-height="150%" fo:break-before="page"/>
      <style:text-properties style:font-name="Arial" fo:font-size="12pt" style:font-size-asian="12pt" style:font-size-complex="12pt"/>
    </style:style>
    <style:style style:name="T1" style:family="text">
      <style:text-properties fo:font-size="10pt" style:font-size-asian="10pt" style:font-size-complex="10pt"/>
    </style:style>
    <style:style style:name="T2"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2">INHALTSVERZEICHNISS</text:p>
      <text:p text:style-name="P3">Zur Facharbeit</text:p>
      <text:p text:style-name="P1"/>
      <text:p text:style-name="P5"><text:span text:style-name="T2">Bildschirme sind aus dem heutigen Alltag gar nicht mehr weg zu denken. Sie werden z.B. im Smartphone, Computer, oder Fernseher eingesetzt und haben unseren Alltag verändert. Sie haben meistens eine gleichmäßige Hintergrundbeleuchtung und schalten dann einzelne Pixel an oder aus.</text:span></text:p>
      <text:p text:style-name="P5"><text:span text:style-name="T2">Dann gibt es aber auch noch größere Bildschirme wie sie z.B. als Werbetafel oder auf großen öffentlichen Veranstaltungen eingesetzt werden. Diese wiederum blenden nicht einzelne Bildbereiche ab, sondern die Pixel sind einzelne LEDs. </text:span></text:p>
      <text:p text:style-name="P5"><text:span text:style-name="T2">Doch alle haben sie das gleiche Problem. Rechnen wir mal durch wie viele Drähte man zur Ansteuerung bei einem 720p Bildschirm benötigen würde:</text:span></text:p>
      <text:p text:style-name="P5"><text:span text:style-name="T2"/></text:p>
      <text:p text:style-name="P5"><text:span text:style-name="T2"><text:tab/>1280 </text:span><text:span text:style-name="T1">pro Reihe</text:span><text:span text:style-name="T2"> * 720 </text:span><text:span text:style-name="T1">pro Spalte</text:span><text:span text:style-name="T2"> * 3 </text:span><text:span text:style-name="T1">Farben</text:span><text:span text:style-name="T2"> = 2.764.800 </text:span><text:span text:style-name="T1">Anschlüsse</text:span></text:p>
      <text:p text:style-name="P5"><text:span text:style-name="T1"/></text:p>
      <text:p text:style-name="P4">Dies überschreitet die Anzahl der Ausgänge die ein Mikroprozessor hat bei weitem, ganz abgesehen davon das die meisten Anschlusskabel wie HDMI nicht annähernd so viele Anschlüsse haben. Also muss man sich mit technischen Raffinessen behelfen. Es gibt grundsätzlich 2 verschiedene Verfahren dieses Problem zu umgehen. Das Multiplexing oder das Daisychaining. Ersteres ist für Bildschirme praktikabel, zweiteres eher für Dekorative LED-Streifen oder Hobbyprojekte, weil zum Daisychaining jeder Pixel nochmal einen eigenen kleinen Schaltkreis benötigt um das Signal zu dekodieren, was in einem Display wo die Pixel dicht an dicht liegen eng und teuer wird.</text:p>
      <text:p text:style-name="P5"><text:span text:style-name="T2"/></text:p>
      <text:p text:style-name="P4">In dieser Facharbeit werde ich auch auf das Multiplexing eingehen, mich aber hauptsächlich mit dem Daisychaining beschäftigen, denn Ich habe mich außerdem dazu entschieden, eine LED-Matrix selber zu bauen. Diese ist in der Form eines Würfels und soll weniger als Display eingesetzt werden, sondern mehr als Tischdekor, denn die Auflösung von 5 mal 5 mal 5 Pixeln ist zu gering um aufwendigere Animationen darzustellen. Die 125 LEDs des Würfels sind alle der Reihe nach über ein Datenkabel miteinander verbunden und lassen sich über einen Port an einem Mikrocontroller ansteuern. </text:p>
      <text:p text:style-name="P4">Inspiriert zu dem Würfel wurde ich von dem Englisch/Deutschen YouTuber GreatScott. </text:p>
      <text:p text:style-name="P6">MULTIPLEXING</text:p>
      <text:p text:style-name="P4"/>
      <text:p text:style-name="P4">Beim sogenannten Multiplexing </text:p>
      <text:p text:style-name="P6">DAISYCHAINING</text:p>
      <text:p text:style-name="P6">TAKTZYKLENOPTIMIERUNG</text:p>
      <text:p text:style-name="P6">ASSEMBLY</text:p>
      <text:p text:style-name="P6">DATENÜBERTRAGUNG</text:p>
      <text:p text:style-name="P6">QUELLEN</text:p>
      <text:p text:style-name="P4"/>
      <text:p text:style-name="P4">https://www.mikrocontroller.net/articles/LED-Matr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nik </meta:initial-creator>
    <meta:creation-date>2017-01-26T21:21:07.12</meta:creation-date>
    <meta:generator>OpenOffice/4.1.3$Win32 OpenOffice.org_project/413m1$Build-9783</meta:generator>
    <dc:date>2017-03-10T22:07:04.27</dc:date>
    <dc:creator>Jannik </dc:creator>
    <meta:editing-duration>PT2H41M12S</meta:editing-duration>
    <meta:editing-cycles>86</meta:editing-cycles>
    <meta:document-statistic meta:table-count="0" meta:image-count="0" meta:object-count="0" meta:page-count="9" meta:paragraph-count="18" meta:word-count="316" meta:character-count="2236"/>
  </office:meta>
</office:document-meta>
</file>